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1.5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row table:style-name="ro1">
          <table:table-cell table:style-name="ce1" office:value-type="string">
            <text:p>NAMA</text:p>
          </table:table-cell>
          <table:table-cell office:value-type="string">
            <text:p>NPM</text:p>
          </table:table-cell>
          <table:table-cell table:style-name="ce1" office:value-type="string">
            <text:p>EMAIL/NAMA AKUN GIT-HUB</text:p>
          </table:table-cell>
        </table:table-row>
        <table:table-row table:style-name="ro1">
          <table:table-cell office:value-type="string">
            <text:p>MUHAMMAD SIDRATUL MUNTAHA</text:p>
          </table:table-cell>
          <table:table-cell office:value-type="float" office:value="4510210013">
            <text:p>4510210013</text:p>
          </table:table-cell>
          <table:table-cell office:value-type="string">
            <text:p>TEAR_OFREGRET@YAHOO.CO.ID/SIDRATUL</text:p>
          </table:table-cell>
        </table:table-row>
        <table:table-row table:style-name="ro1">
          <table:table-cell office:value-type="string">
            <text:p>IRUAN ABDURRAHMAN</text:p>
          </table:table-cell>
          <table:table-cell office:value-type="float" office:value="4510210003">
            <text:p>4510210003</text:p>
          </table:table-cell>
          <table:table-cell office:value-type="string">
            <text:p>IRUAN_CHESTER@YMAIL.COM/IRUAN ABDURRAHMAN</text:p>
          </table:table-cell>
        </table:table-row>
        <table:table-row table:style-name="ro1">
          <table:table-cell office:value-type="string">
            <text:p>SUKMA WIJAYA</text:p>
          </table:table-cell>
          <table:table-cell office:value-type="float" office:value="4510210001">
            <text:p>4510210001</text:p>
          </table:table-cell>
          <table:table-cell office:value-type="string">
            <text:p>IZAY_TEA@YAHOO.COM/IZAYCOMRINK</text:p>
          </table:table-cell>
        </table:table-row>
        <table:table-row table:style-name="ro1">
          <table:table-cell office:value-type="string">
            <text:p>RIZKA FAHMI</text:p>
          </table:table-cell>
          <table:table-cell office:value-type="float" office:value="4510210024">
            <text:p>4510210024</text:p>
          </table:table-cell>
          <table:table-cell office:value-type="string">
            <text:p>ZIZKULER@GMAIL.COM/ZIZKULER</text:p>
          </table:table-cell>
        </table:table-row>
        <table:table-row table:style-name="ro1">
          <table:table-cell office:value-type="string">
            <text:p>ARIEF DARAWADI</text:p>
          </table:table-cell>
          <table:table-cell office:value-type="float" office:value="4509210018">
            <text:p>4509210018</text:p>
          </table:table-cell>
          <table:table-cell office:value-type="string">
            <text:p>ARIEF_ARIEF.DARWADI@GMAIL.COM/DARWADI</text:p>
          </table:table-cell>
        </table:table-row>
        <table:table-row table:style-name="ro1">
          <table:table-cell office:value-type="string">
            <text:p>FEBRI DARMATRASETA</text:p>
          </table:table-cell>
          <table:table-cell office:value-type="float" office:value="4510210039">
            <text:p>4510210039</text:p>
          </table:table-cell>
          <table:table-cell office:value-type="string">
            <text:p>FEBRIFAYRUZ@YAHOO.CO.ID/FEBRIFAIRUZ</text:p>
          </table:table-cell>
        </table:table-row>
        <table:table-row table:style-name="ro1">
          <table:table-cell office:value-type="string">
            <text:p>MUHAMMAD RAFI PRATAMA</text:p>
          </table:table-cell>
          <table:table-cell office:value-type="float" office:value="4510210038">
            <text:p>4510210038</text:p>
          </table:table-cell>
          <table:table-cell office:value-type="string">
            <text:p><text:a xlink:href="mailto:MUHAMMADRAFIIPRATAMA@ROCKET">MUHAMMADRAFIIPRATAMA@ROCKET</text:a> MAIL.COM/PRATAMA RAFII</text:p>
          </table:table-cell>
        </table:table-row>
        <table:table-row table:style-name="ro1">
          <table:table-cell office:value-type="string">
            <text:p>DENNY KURNIAWAN </text:p>
          </table:table-cell>
          <table:table-cell office:value-type="float" office:value="4510210016">
            <text:p>4510210016</text:p>
          </table:table-cell>
          <table:table-cell office:value-type="string">
            <text:p>DENY.GAN LIVE.COM/DENY 182</text:p>
          </table:table-cell>
        </table:table-row>
        <table:table-row table:style-name="ro1">
          <table:table-cell office:value-type="string">
            <text:p>EEN YURNAIDA</text:p>
          </table:table-cell>
          <table:table-cell office:value-type="float" office:value="4508210002">
            <text:p>4508210002</text:p>
          </table:table-cell>
          <table:table-cell office:value-type="string">
            <text:p>EENYURNAIDA@GMAIL.COM/EENYURNAIDA</text:p>
          </table:table-cell>
        </table:table-row>
        <table:table-row table:style-name="ro1">
          <table:table-cell office:value-type="string">
            <text:p>HENDRI APRIZAL</text:p>
          </table:table-cell>
          <table:table-cell office:value-type="float" office:value="4503210013">
            <text:p>4503210013</text:p>
          </table:table-cell>
          <table:table-cell office:value-type="string">
            <text:p>KOPET_3@YAHOO.COM/TEDDY123</text:p>
          </table:table-cell>
        </table:table-row>
        <table:table-row table:style-name="ro1">
          <table:table-cell office:value-type="string">
            <text:p>AKBAR ZAPUTRA</text:p>
          </table:table-cell>
          <table:table-cell office:value-type="float" office:value="4506210018">
            <text:p>4506210018</text:p>
          </table:table-cell>
          <table:table-cell office:value-type="string">
            <text:p>AKBAR_ZAPUTRA@YAHOO.COM/AKBARZAPUTRA</text:p>
          </table:table-cell>
        </table:table-row>
        <table:table-row table:style-name="ro1">
          <table:table-cell office:value-type="string">
            <text:p>HAMSAR</text:p>
          </table:table-cell>
          <table:table-cell office:value-type="float" office:value="4509210025">
            <text:p>4509210025</text:p>
          </table:table-cell>
          <table:table-cell office:value-type="string">
            <text:p>HAMSAR_GIBO@GMAIL.COM/AAMSLOW</text:p>
          </table:table-cell>
        </table:table-row>
        <table:table-row table:style-name="ro1">
          <table:table-cell office:value-type="string">
            <text:p>FEBRY</text:p>
          </table:table-cell>
          <table:table-cell office:value-type="float" office:value="4508210026">
            <text:p>4508210026</text:p>
          </table:table-cell>
          <table:table-cell office:value-type="string">
            <text:p><text:a xlink:href="mailto:FNA@LINUX">FNA@LINUX</text:a>MAIL.ORG/NURAHMAD</text:p>
          </table:table-cell>
        </table:table-row>
        <table:table-row table:style-name="ro1">
          <table:table-cell office:value-type="string">
            <text:p>ARDIANSYAH AKBAR</text:p>
          </table:table-cell>
          <table:table-cell office:value-type="float" office:value="4509210013">
            <text:p>4509210013</text:p>
          </table:table-cell>
          <table:table-cell office:value-type="string">
            <text:p>JONOLONOPANOLI@GMAIL.COM/ARDIANSYAHAKBAR</text:p>
          </table:table-cell>
        </table:table-row>
        <table:table-row table:style-name="ro1">
          <table:table-cell office:value-type="string">
            <text:p>PAOLO ROHA</text:p>
          </table:table-cell>
          <table:table-cell office:value-type="float" office:value="4509210031">
            <text:p>4509210031</text:p>
          </table:table-cell>
          <table:table-cell office:value-type="string">
            <text:p>PAOLO.ROHA@YAHOO.COM/PAOLO.ROHA</text:p>
          </table:table-cell>
        </table:table-row>
        <table:table-row table:style-name="ro1">
          <table:table-cell office:value-type="string">
            <text:p>IZZAH F AKMALIA</text:p>
          </table:table-cell>
          <table:table-cell office:value-type="float" office:value="4509210015">
            <text:p>4509210015</text:p>
          </table:table-cell>
          <table:table-cell office:value-type="string">
            <text:p>DIAIZAMBEM@GMAIL.COM/DIAIZA</text:p>
          </table:table-cell>
        </table:table-row>
        <table:table-row table:style-name="ro1">
          <table:table-cell office:value-type="string">
            <text:p>LUSY KUSUMA WARDANI</text:p>
          </table:table-cell>
          <table:table-cell office:value-type="float" office:value="4510210009">
            <text:p>4510210009</text:p>
          </table:table-cell>
          <table:table-cell office:value-type="string">
            <text:p>LUSYKUSUMAWARDANI@YAHOO.COM/USYLUSY</text:p>
          </table:table-cell>
        </table:table-row>
        <table:table-row table:style-name="ro1">
          <table:table-cell office:value-type="string">
            <text:p>DIENUN VIRZA HANIFA</text:p>
          </table:table-cell>
          <table:table-cell office:value-type="float" office:value="4510210014">
            <text:p>4510210014</text:p>
          </table:table-cell>
          <table:table-cell office:value-type="string">
            <text:p>VIRZAHANIFA93@GMAIL.COM/VIRZAHANIFA</text:p>
          </table:table-cell>
        </table:table-row>
        <table:table-row table:style-name="ro1">
          <table:table-cell office:value-type="string">
            <text:p>SAUFU RIZA H.U</text:p>
          </table:table-cell>
          <table:table-cell office:value-type="float" office:value="4509210009">
            <text:p>4509210009</text:p>
          </table:table-cell>
          <table:table-cell office:value-type="string">
            <text:p>NYUKZ23@YAHOO.CO.ID/SAUFRIZA</text:p>
          </table:table-cell>
        </table:table-row>
        <table:table-row table:style-name="ro1">
          <table:table-cell office:value-type="string">
            <text:p>RIDAHGUSTI</text:p>
          </table:table-cell>
          <table:table-cell table:style-name="Default" office:value-type="float" office:value="4510210037">
            <text:p>4510210037</text:p>
          </table:table-cell>
          <table:table-cell office:value-type="string">
            <text:p>RINDAHGUSTRI@YAHOO.COM/RIDAHGUSTRI</text:p>
          </table:table-cell>
        </table:table-row>
        <table:table-row table:style-name="ro1">
          <table:table-cell office:value-type="string">
            <text:p>DIKA AYU SAFITRI</text:p>
          </table:table-cell>
          <table:table-cell table:style-name="Default" office:value-type="float" office:value="4510210005">
            <text:p>4510210005</text:p>
          </table:table-cell>
          <table:table-cell office:value-type="string">
            <text:p>DIKASAFITRI93@YAHOO.CO.ID/DKASAFITRI</text:p>
          </table:table-cell>
        </table:table-row>
        <table:table-row table:style-name="ro1">
          <table:table-cell office:value-type="string">
            <text:p>HAVIDH ADITYAN SAPUTRA</text:p>
          </table:table-cell>
          <table:table-cell table:style-name="Default" office:value-type="float" office:value="4509210006">
            <text:p>4509210006</text:p>
          </table:table-cell>
          <table:table-cell office:value-type="string">
            <text:p>HAVIDH.SAPUTRA@GMIL.COM/HAVIDHSAPUTRA</text:p>
          </table:table-cell>
        </table:table-row>
        <table:table-row table:style-name="ro1">
          <table:table-cell office:value-type="string">
            <text:p>IRFAN H.A</text:p>
          </table:table-cell>
          <table:table-cell table:style-name="Default" office:value-type="float" office:value="4509210017">
            <text:p>4509210017</text:p>
          </table:table-cell>
          <table:table-cell office:value-type="string">
            <text:p>IRFAN25@YMAIL.COM/IRFAN</text:p>
          </table:table-cell>
        </table:table-row>
        <table:table-row table:style-name="ro1">
          <table:table-cell office:value-type="string">
            <text:p>MAS AGUNG KURNIAWAN</text:p>
          </table:table-cell>
          <table:table-cell table:style-name="Default" office:value-type="float" office:value="4510210040">
            <text:p>4510210040</text:p>
          </table:table-cell>
          <table:table-cell office:value-type="string">
            <text:p>MAZONE_KURNIAWAN@YAHOO.COM/MAZONE77</text:p>
          </table:table-cell>
        </table:table-row>
        <table:table-row table:style-name="ro1">
          <table:table-cell office:value-type="string">
            <text:p>SATARI AHMAD TAHIR</text:p>
          </table:table-cell>
          <table:table-cell table:style-name="Default" office:value-type="float" office:value="4508210070">
            <text:p>4508210070</text:p>
          </table:table-cell>
          <table:table-cell office:value-type="string">
            <text:p>GABE.WINTER@HOTMAIL.COM/GABE GABE WINTER</text:p>
          </table:table-cell>
        </table:table-row>
        <table:table-row table:style-name="ro1">
          <table:table-cell office:value-type="string">
            <text:p>RINI ANDRIANI</text:p>
          </table:table-cell>
          <table:table-cell table:style-name="Default" office:value-type="float" office:value="4510210026">
            <text:p>4510210026</text:p>
          </table:table-cell>
          <table:table-cell office:value-type="string">
            <text:p>LINGLUNG5566@GMAIL.COM/OSHIN</text:p>
          </table:table-cell>
        </table:table-row>
        <table:table-row table:style-name="ro1">
          <table:table-cell office:value-type="string">
            <text:p>FIRLY NURLYA R</text:p>
          </table:table-cell>
          <table:table-cell table:style-name="Default" office:value-type="float" office:value="4510210026">
            <text:p>4510210026</text:p>
          </table:table-cell>
          <table:table-cell office:value-type="string">
            <text:p>ILLYALDA@YAHOO.COM/FIRLYNURLYA</text:p>
          </table:table-cell>
        </table:table-row>
        <table:table-row table:style-name="ro1">
          <table:table-cell office:value-type="string">
            <text:p>STIVE JOHAN J</text:p>
          </table:table-cell>
          <table:table-cell table:style-name="Default" office:value-type="float" office:value="4510210019">
            <text:p>4510210019</text:p>
          </table:table-cell>
          <table:table-cell office:value-type="string">
            <text:p>STIVE JACKSON@GMAIL.COM/STIVE JACKSON</text:p>
          </table:table-cell>
        </table:table-row>
        <table:table-row table:style-name="ro1">
          <table:table-cell office:value-type="string">
            <text:p>KRISTINA ANDRI</text:p>
          </table:table-cell>
          <table:table-cell table:style-name="Default"/>
          <table:table-cell office:value-type="string">
            <text:p>KRISTINAANDRI.S@GMAIL.COM/KRISTINAANDRI</text:p>
          </table:table-cell>
        </table:table-row>
        <table:table-row table:style-name="ro1">
          <table:table-cell office:value-type="string">
            <text:p>TIARA NURUL ANGGRIANI</text:p>
          </table:table-cell>
          <table:table-cell table:style-name="Default" office:value-type="float" office:value="4509210012">
            <text:p>4509210012</text:p>
          </table:table-cell>
          <table:table-cell office:value-type="string">
            <text:p>TYRANURULANGGRAENI@GMAIL.COM/TIARATIARA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26/09/2012</text:date>, <text:time>16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 </meta:initial-creator>
    <meta:creation-date>2012-09-26T15:09:45</meta:creation-date>
    <dc:date>2012-09-26T16:16:23</dc:date>
    <dc:creator>Acer </dc:creator>
    <meta:editing-duration>PT2M57S</meta:editing-duration>
    <meta:editing-cycles>1</meta:editing-cycles>
    <meta:document-statistic meta:table-count="3" meta:cell-count="92" meta:object-count="0"/>
    <meta:generator>LibreOffice/3.4$Linux LibreOffice_project/340m1$Build-302</meta:generator>
  </office:meta>
</office:document-meta>
</file>